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2.35cm" fo:min-width="8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3.35cm" fo:min-width="8.3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1.35cm" fo:min-width="4.301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0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.95cm" fo:min-width="10.7cm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0.5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0.1cm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95cm" fo:min-width="10.1cm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2.35cm" fo:min-width="10.1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 style:text-underline-style="none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ffffff"/>
      <style:paragraph-properties fo:text-align="justify"/>
      <style:text-properties style:font-name="DejaVu Sans Mono2" style:text-underline-style="none"/>
    </style:style>
    <style:style style:name="P5" style:family="paragraph">
      <loext:graphic-properties draw:fill-color="#ffffcc"/>
      <style:paragraph-properties fo:text-align="center"/>
      <style:text-properties fo:language="fr" fo:country="BE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DejaVu Sans Mono2" style:text-underline-style="none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style:style style:name="T3" style:family="text">
      <style:text-properties fo:language="fr" fo:country="B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2" draw:layer="layout" svg:width="8.8cm" svg:height="0.8cm" svg:x="17.6cm" svg:y="4cm">
          <text:p text:style-name="P1"><text:span text:style-name="T1">Elev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cm" svg:height="2.6cm" svg:x="17.6cm" svg:y="4.8cm">
          <text:p text:style-name="P3"><text:span text:style-name="T1">+ CurentFloor : Integer</text:span></text:p>
          <text:p text:style-name="P3"><text:span text:style-name="T2">- Destinations : Boolean[]</text:span></text:p>
          <text:p text:style-name="P3"><text:span text:style-name="T2">- Direction : DirectionType</text:span></text:p>
          <text:p text:style-name="P3"><text:span text:style-name="T2">+ Passengers : List&lt;Person&gt;</text:span></text:p>
          <text:p text:style-name="P3"><text:span text:style-name="T2">+ Capacity 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8cm" svg:height="3.6cm" svg:x="17.6cm" svg:y="7.4cm">
          <text:p text:style-name="P3"><text:span text:style-name="T1">+ Elevator(Integer NbFloors)</text:span></text:p>
          <text:p text:style-name="P3"><text:span text:style-name="T1">+ Act()</text:span></text:p>
          <text:p text:style-name="P3"><text:span text:style-name="T1">- AddPassenger(Person Passengers)</text:span></text:p>
          <text:p text:style-name="P3"><text:span text:style-name="T1">+ GetNbPassengers() : Integer</text:span></text:p>
          <text:p text:style-name="P3"><text:span text:style-name="T1">+ IsDestination() : Boolean</text:span></text:p>
          <text:p text:style-name="P3"><text:span text:style-name="T1">- RemovePassengers(Integer Floor)</text:span></text:p>
          <text:p text:style-name="P3"><text:span text:style-name="T1">+ SetDestination(Integer flo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8cm" svg:height="1.6cm" svg:x="23.2cm" svg:y="0.8cm">
          <text:p text:style-name="P1"><text:span text:style-name="T3">TODO: ajouter les éléments pour les statistique.</text:span></text:p>
          <draw:enhanced-geometry svg:viewBox="0 0 21600 21600" draw:glue-points="10800 0 0 10800 10800 21600 21600 10800 ?f40 ?f41" draw:text-areas="0 0 21600 21600" draw:type="rectangular-callout" draw:modifiers="256.446573630494 42161.1492816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2" draw:layer="layout" svg:width="11.2cm" svg:height="0.8cm" svg:x="1.6cm" svg:y="4cm">
            <text:p text:style-name="P1"><text:span text:style-name="T1">Pers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1.2cm" svg:height="1.2cm" svg:x="1.6cm" svg:y="4.8cm">
            <text:p text:style-name="P3"><text:span text:style-name="T1">+ Name : String</text:span></text:p>
            <text:p text:style-name="P3"><text:span text:style-name="T2">+ Destination 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1.2cm" svg:height="0.8cm" svg:x="1.6cm" svg:y="6cm">
            <text:p text:style-name="P3"><text:span text:style-name="T1">+ Person(String Name, Integer </text:span><text:span text:style-name="T2">Destina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2" draw:layer="layout" svg:width="10.6cm" svg:height="0.8cm" svg:x="2.4cm" svg:y="9.6cm">
          <text:p text:style-name="P1"><text:span text:style-name="T1">Floo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0.6cm" svg:height="2.2cm" svg:x="2.4cm" svg:y="10.4cm">
          <text:p text:style-name="P3"><text:span text:style-name="T1">+ Floor : Integer</text:span></text:p>
          <text:p text:style-name="P3"><text:span text:style-name="T2">- WaitingPeople: List&lt;Person&gt;</text:span></text:p>
          <text:p text:style-name="P3"><text:span text:style-name="T2">+ CallUp : Boolean</text:span></text:p>
          <text:p text:style-name="P3"><text:span text:style-name="T2">+ CallDown : Boo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0.6cm" svg:height="2.6cm" svg:x="2.4cm" svg:y="12.6cm">
          <text:p text:style-name="P6"><text:span text:style-name="T1">+ Elevator(Integer Floor)</text:span></text:p>
          <text:p text:style-name="P6"><text:span text:style-name="T1">+ AddPerson(Person NewPerson)</text:span></text:p>
          <text:p text:style-name="P6"><text:span text:style-name="T1">+ GetNb</text:span><text:span text:style-name="T2">WaitingPersons</text:span><text:span text:style-name="T1">() : Integer</text:span></text:p>
          <text:p text:style-name="P6"><text:span text:style-name="T1">+ GetPersons(Integer Max, </text:span><text:span text:style-name="T2">DirectionType Direction) : List&lt;Person&gt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5H53M40S</meta:editing-duration>
    <meta:editing-cycles>45</meta:editing-cycles>
    <meta:generator>LibreOffice/4.4.3.2$Windows_x86 LibreOffice_project/88805f81e9fe61362df02b9941de8e38a9b5fd16</meta:generator>
    <dc:date>2015-05-09T21:17:44.987000000</dc:date>
    <meta:document-statistic meta:object-count="11"/>
    <meta:template xlink:type="simple" xlink:actuate="onRequest" xlink:title="Diagramme" xlink:href="../../../../../../AppData/Roaming/LibreOffice/4/user/template/Diagramme.otg" meta:date="2015-01-19T18:30:28.143000000"/>
  </office:meta>
</office:document-meta>
</file>